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887cm" fo:margin-left="0.116cm" table:align="left" style:writing-mode="lr-tb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8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2" style:family="table-row">
      <style:table-row-properties style:min-row-height="1.221cm" fo:keep-together="auto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style:font-name="sans-serif" fo:font-size="13.5pt"/>
    </style:style>
    <style:style style:name="P2" style:family="paragraph" style:parent-style-name="Standard">
      <style:text-properties style:font-name="sans-serif" fo:font-size="13.5pt" officeooo:rsid="0009aa63" officeooo:paragraph-rsid="000c61a7"/>
    </style:style>
    <style:style style:name="P3" style:family="paragraph" style:parent-style-name="Standard">
      <style:text-properties style:font-name="sans-serif" fo:font-size="13.5pt" officeooo:rsid="000dc689" officeooo:paragraph-rsid="000dc689"/>
    </style:style>
    <style:style style:name="P4" style:family="paragraph" style:parent-style-name="Standard">
      <style:text-properties style:font-name="sans-serif" fo:font-size="13.5pt" officeooo:rsid="000decb2" officeooo:paragraph-rsid="000decb2"/>
    </style:style>
    <style:style style:name="P5" style:family="paragraph" style:parent-style-name="Standard">
      <style:text-properties style:font-name="sans-serif" fo:font-size="13.5pt" officeooo:rsid="000fe53c" officeooo:paragraph-rsid="000fe53c"/>
    </style:style>
    <style:style style:name="P6" style:family="paragraph" style:parent-style-name="Standard">
      <style:text-properties style:font-name="sans-serif" fo:font-size="13.5pt" officeooo:rsid="0010cc05" officeooo:paragraph-rsid="0010cc05"/>
    </style:style>
    <style:style style:name="P7" style:family="paragraph" style:parent-style-name="Standard">
      <style:text-properties style:font-name="sans-serif" fo:font-size="13.5pt" officeooo:rsid="0010cc05" officeooo:paragraph-rsid="001cace1"/>
    </style:style>
    <style:style style:name="P8" style:family="paragraph" style:parent-style-name="Standard">
      <style:text-properties style:font-name="sans-serif" fo:font-size="13.5pt" officeooo:rsid="00127960" officeooo:paragraph-rsid="00127960"/>
    </style:style>
    <style:style style:name="P9" style:family="paragraph" style:parent-style-name="Standard">
      <style:text-properties style:font-name="sans-serif" fo:font-size="13.5pt" officeooo:rsid="0014532e" officeooo:paragraph-rsid="0014532e"/>
    </style:style>
    <style:style style:name="P10" style:family="paragraph" style:parent-style-name="Standard">
      <style:text-properties style:font-name="sans-serif" fo:font-size="13.5pt" officeooo:rsid="0016b5db" officeooo:paragraph-rsid="0016b5db"/>
    </style:style>
    <style:style style:name="P11" style:family="paragraph" style:parent-style-name="Standard">
      <style:text-properties style:font-name="sans-serif" fo:font-size="13.5pt" officeooo:rsid="001743f2" officeooo:paragraph-rsid="001743f2"/>
    </style:style>
    <style:style style:name="P12" style:family="paragraph" style:parent-style-name="Standard">
      <style:text-properties style:font-name="sans-serif" fo:font-size="13.5pt" officeooo:rsid="001743f2" officeooo:paragraph-rsid="0020c623"/>
    </style:style>
    <style:style style:name="P13" style:family="paragraph" style:parent-style-name="Standard">
      <style:text-properties style:font-name="sans-serif" fo:font-size="13.5pt" officeooo:paragraph-rsid="001cb44d"/>
    </style:style>
    <style:style style:name="P14" style:family="paragraph" style:parent-style-name="Standard">
      <style:text-properties style:font-name="sans-serif" fo:font-size="13.5pt" officeooo:rsid="001f9d16" officeooo:paragraph-rsid="001f9d16"/>
    </style:style>
    <style:style style:name="P15" style:family="paragraph" style:parent-style-name="Standard">
      <style:text-properties style:font-name="sans-serif" fo:font-size="10.5pt"/>
    </style:style>
    <style:style style:name="P1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sans-serif" fo:font-size="13.5pt"/>
    </style:style>
    <style:style style:name="P17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18" style:family="paragraph" style:parent-style-name="Text_20_body">
      <style:text-properties style:font-name="sans-serif" fo:font-size="13.5pt" officeooo:rsid="00160dbc" officeooo:paragraph-rsid="00160dbc"/>
    </style:style>
    <style:style style:name="P19" style:family="paragraph" style:parent-style-name="Text_20_body">
      <style:text-properties style:font-name="sans-serif" fo:font-size="13.5pt" officeooo:rsid="00160dbc" officeooo:paragraph-rsid="001cb44d"/>
    </style:style>
    <style:style style:name="P20" style:family="paragraph" style:parent-style-name="Text_20_body">
      <style:text-properties style:font-name="sans-serif" fo:font-size="13.5pt" officeooo:rsid="0016666e" officeooo:paragraph-rsid="001cace1"/>
    </style:style>
    <style:style style:name="P21" style:family="paragraph" style:parent-style-name="Text_20_body">
      <style:text-properties style:font-name="sans-serif" fo:font-size="13.5pt" officeooo:rsid="001cb44d" officeooo:paragraph-rsid="001cb44d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1" fo:font-size="12pt" fo:font-weight="bold" officeooo:paragraph-rsid="001743f2" style:font-size-asian="12pt" style:font-weight-asian="bold" style:font-name-complex="Liberation Serif1" style:font-size-complex="12pt" style:font-weight-complex="bold"/>
    </style:style>
    <style:style style:name="P23" style:family="paragraph" style:parent-style-name="Table_20_Contents">
      <style:text-properties style:font-name="Liberation Serif1" fo:font-size="12pt" officeooo:paragraph-rsid="001743f2" style:font-size-asian="12pt" style:font-name-complex="Liberation Serif1" style:font-size-complex="12pt"/>
    </style:style>
    <style:style style:name="P24" style:family="paragraph" style:parent-style-name="Table_20_Contents">
      <style:text-properties style:font-name="Liberation Serif1" fo:font-size="12pt" officeooo:rsid="001743f2" officeooo:paragraph-rsid="001743f2" style:font-size-asian="12pt" style:font-name-complex="Liberation Serif1" style:font-size-complex="12pt"/>
    </style:style>
    <style:style style:name="T1" style:family="text">
      <style:text-properties style:font-name="sans-serif" fo:font-size="13.5pt"/>
    </style:style>
    <style:style style:name="T2" style:family="text">
      <style:text-properties officeooo:rsid="000b4cd1"/>
    </style:style>
    <style:style style:name="T3" style:family="text">
      <style:text-properties officeooo:rsid="000c61a7"/>
    </style:style>
    <style:style style:name="T4" style:family="text">
      <style:text-properties officeooo:rsid="000decb2"/>
    </style:style>
    <style:style style:name="T5" style:family="text">
      <style:text-properties officeooo:rsid="0010cc05"/>
    </style:style>
    <style:style style:name="T6" style:family="text">
      <style:text-properties officeooo:rsid="0014532e"/>
    </style:style>
    <style:style style:name="T7" style:family="text">
      <style:text-properties officeooo:rsid="0014b1c2"/>
    </style:style>
    <style:style style:name="T8" style:family="text">
      <style:text-properties officeooo:rsid="0016666e"/>
    </style:style>
    <style:style style:name="T9" style:family="text">
      <style:text-properties officeooo:rsid="0016b5db"/>
    </style:style>
    <style:style style:name="T10" style:family="text">
      <style:text-properties officeooo:rsid="001743f2"/>
    </style:style>
    <style:style style:name="T11" style:family="text">
      <style:text-properties officeooo:rsid="0017c506"/>
    </style:style>
    <style:style style:name="T12" style:family="text">
      <style:text-properties officeooo:rsid="001cace1"/>
    </style:style>
    <style:style style:name="T13" style:family="text">
      <style:text-properties officeooo:rsid="001cb44d"/>
    </style:style>
    <style:style style:name="T14" style:family="text">
      <style:text-properties officeooo:rsid="001f9d16"/>
    </style:style>
    <style:style style:name="T15" style:family="text">
      <style:text-properties officeooo:rsid="0020c623"/>
    </style:style>
    <style:style style:name="T16" style:family="text">
      <style:text-properties officeooo:rsid="0022b6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Standard"><text:bookmark text:name="pageContainer1"/></text:p>
      <text:p text:style-name="P1"/>
      <text:p text:style-name="P15"/>
      <text:p text:style-name="P15"/>
      <text:p text:style-name="P1">1.</text:p>
      <text:p text:style-name="Standard"><text:span text:style-name="T1">What is a story point? How will you use story points to measure size of the following fruits (fruit points) given the planning poker value ½, 1,2, 3, 5,8,13, 20, 40, 100, infinity</text:span></text:p>
      <text:p text:style-name="Standard"><text:span text:style-name="T1">Apple</text:span></text:p>
      <text:p text:style-name="Standard"><text:span text:style-name="T1">Mango</text:span></text:p>
      <text:p text:style-name="Standard"><text:span text:style-name="T1">Banana</text:span></text:p>
      <text:p text:style-name="Standard"><text:span text:style-name="T1">Jack fruit</text:span></text:p>
      <text:p text:style-name="Standard"><text:span text:style-name="T1">Pine apple</text:span></text:p>
      <text:p text:style-name="Standard"><text:span text:style-name="T1">Gooseberry</text:span></text:p>
      <text:p text:style-name="Standard"><text:span text:style-name="T1">Avocado</text:span></text:p>
      <text:p text:style-name="Standard"><text:span text:style-name="T1">Lime</text:span></text:p>
      <text:p text:style-name="Standard"><text:span text:style-name="T1">Pomegranate</text:span></text:p>
      <text:p text:style-name="P1">Watermelon</text:p>
      <text:p text:style-name="P1"/>
      <text:p text:style-name="P1"/>
      <text:p text:style-name="P2"><text:span text:style-name="T3">Every individual have different type of estimation.</text:span></text:p>
      <text:p text:style-name="P2">Story <text:span text:style-name="T2">points estimates the size or actually what time it will take to complete a work.</text:span></text:p>
      <text:p text:style-name="P2"><text:span text:style-name="T3">Its done by the scrum teams and <text:s/>estimates the measure to implement a user story.</text:span></text:p>
      <text:p text:style-name="P3">In this example, we are given the planning poker value.we have to measure the size of the fruits.</text:p>
      <text:p text:style-name="P3">1)<text:span text:style-name="T4">goosebery – 1/2</text:span></text:p>
      <text:p text:style-name="P3">2) <text:s/><text:span text:style-name="T4">lime – 1</text:span></text:p>
      <text:p text:style-name="P4">3) avacodo – 2</text:p>
      <text:p text:style-name="P4">4) apple -<text:span text:style-name="T5">3</text:span></text:p>
      <text:p text:style-name="P4">5)pomegranate -<text:span text:style-name="T5">5</text:span></text:p>
      <text:p text:style-name="P4">6)mango -<text:span text:style-name="T5">8</text:span></text:p>
      <text:p text:style-name="P4">7) banana – <text:span text:style-name="T5">13</text:span></text:p>
      <text:p text:style-name="P4">8)pineapple - <text:span text:style-name="T5">20</text:span></text:p>
      <text:p text:style-name="P4">9) watermelon – <text:span text:style-name="T5">40</text:span></text:p>
      <text:p text:style-name="P4">10)jackfruit - 1<text:span text:style-name="T5">00</text:span></text:p>
      <text:p text:style-name="P2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>What are the points discussed during the daily standup meeting? What </text:p>
      <text:p text:style-name="P1">happens if there is a problem a team member identifies during the stand-up meeting and how the same will be resolved?</text:p>
      <text:p text:style-name="P1"/>
      <text:p text:style-name="P5">In a daily stand up meeting the team members will discuss what they have done, what they are going to do, and what are the issues that they have faced.<text:span text:style-name="T6">it will be maximum upto to 15min.</text:span></text:p>
      <text:p text:style-name="P5">Team roles are posted on the walls like stick notes to get a better view whats going on.</text:p>
      <text:p text:style-name="P5">We dont resolve a problem instead we discuss the issues.Usually the team stands in a circle in this meeting.</text:p>
      <text:p text:style-name="P8">Decison making is raised and done.</text:p>
      <text:p text:style-name="P9">If a team member identifies a problem during the meeting it will not be resolved.it will be just discussed.the scrum master will <text:span text:style-name="T7">call for</text:span> the <text:span text:style-name="T7">meeting to solve the issue </text:span><text:s/>afterwards.</text:p>
      <text:p text:style-name="P8"/>
      <text:p text:style-name="P8"/>
      <text:p text:style-name="P5"/>
      <text:p text:style-name="P1"/>
      <text:p text:style-name="P1">3.</text:p>
      <text:p text:style-name="P1">What is the relationship between Epic,User story and Feature? What are themes?</text:p>
      <text:p text:style-name="P1"/>
      <text:p text:style-name="P6">In sprint planning <text:s/>the product backlog consists of epic,feature and userstory.</text:p>
      <text:p text:style-name="P7">Stories are the <text:s/>building blocks of sprint.</text:p>
      <text:p text:style-name="P19">User stories describe <text:s/>what the user want to do.<text:span text:style-name="T9">From product log we get a subset of sprint backlog from that user stories are defined.</text:span></text:p>
      <text:p text:style-name="P18">Features <text:s/>tend to describe what the software do and the functionalities.<text:span text:style-name="T14">or what the customer actually wants.</text:span></text:p>
      <text:p text:style-name="P20">Theme is a collection of user stories.<text:span text:style-name="T12">And these stories may be related to each other.</text:span></text:p>
      <text:p text:style-name="P21">Epic is a collection of all user stories.An epic is <text:s/>not complete or we can deliver it until all the underlying stories are complete.an epic is broken down into many stories.</text:p>
      <text:p text:style-name="P20"/>
      <text:p text:style-name="P13"><text:span text:style-name="T8">For eg: In a <text:s/>exam portal,theme is <text:s/>exam portal</text:span></text:p>
      <text:p text:style-name="P14">the epics are registartion,login,attending exams</text:p>
      <text:p text:style-name="P14">user stories are as a user attend the exam, as a admin can generate the certificate.<text:span text:style-name="T15">features are select the subject,the heighest rank could be highlighted.</text:span></text:p>
      <text:p text:style-name="P14"><text:soft-page-break/></text:p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>4.</text:p>
      <text:p text:style-name="P1">Provide an example of Feature and user stories for the below Epic:</text:p>
      <text:p text:style-name="P17"><text:span text:style-name="T1">Epic: Allow the customers to manage their own accounts in the web portal</text:span></text:p>
      <text:p text:style-name="Standard"><text:span text:style-name="T1"/></text:p>
      <text:p text:style-name="P10"><text:span text:style-name="T14">F</text:span>eature and userstories, both are different in the aspects of the functionality.as later is software re<text:span text:style-name="T10">late</text:span>d and former is user related.</text:p>
      <text:p text:style-name="P10"/>
      <text:p text:style-name="P10"/>
      <text:p text:style-name="P11">In this example,</text:p>
      <text:p text:style-name="P11">.</text:p>
      <text:p text:style-name="P11">User story : customers can login and change their address details</text:p>
      <text:p text:style-name="P11"><text:s text:c="19"/><text:span text:style-name="T13">admin </text:span>can <text:span text:style-name="T13">login</text:span> an<text:span text:style-name="T13">d check the customer reviews.</text:span></text:p>
      <text:p text:style-name="P12"><text:span text:style-name="T11">F</text:span>eature : Customers <text:span text:style-name="T16">can change profile picture.</text:span></text:p>
      <text:p text:style-name="P12"><text:s text:c="15"/><text:span text:style-name="T16">Admin can give feedback.</text:span></text:p>
      <text:p text:style-name="P11"/>
      <text:p text:style-name="P11">5.Estimate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Product backlog item</text:p>
          </table:table-cell>
          <table:table-cell table:style-name="Table1.B1" office:value-type="string">
            <text:p text:style-name="P22">Estimate</text:p>
          </table:table-cell>
        </table:table-row>
        <table:table-row table:style-name="Table1.2">
          <table:table-cell table:style-name="Table1.A2" office:value-type="string">
            <text:p text:style-name="P23">Read a high-level, 10-page overview of agile software development in a celebrity magazine.</text:p>
          </table:table-cell>
          <table:table-cell table:style-name="Table1.B2" office:value-type="string">
            <text:p text:style-name="P24">1 </text:p>
          </table:table-cell>
        </table:table-row>
        <table:table-row table:style-name="Table1.1">
          <table:table-cell table:style-name="Table1.A2" office:value-type="string">
            <text:p text:style-name="P23">Read a densely written 5-page research paper about agile software development in an academic journal.</text:p>
          </table:table-cell>
          <table:table-cell table:style-name="Table1.B2" office:value-type="string">
            <text:p text:style-name="P24">2 </text:p>
          </table:table-cell>
        </table:table-row>
        <table:table-row table:style-name="Table1.1">
          <table:table-cell table:style-name="Table1.A2" office:value-type="string">
            <text:p text:style-name="P23">Write the product backlog for a simple eCommerce site that sells only clocks.</text:p>
          </table:table-cell>
          <table:table-cell table:style-name="Table1.B2" office:value-type="string">
            <text:p text:style-name="P24">1/2</text:p>
          </table:table-cell>
        </table:table-row>
        <table:table-row table:style-name="Table1.1">
          <table:table-cell table:style-name="Table1.A2" office:value-type="string">
            <text:p text:style-name="P23">Recruit, interview, and hire a new member for your team.</text:p>
          </table:table-cell>
          <table:table-cell table:style-name="Table1.B2" office:value-type="string">
            <text:p text:style-name="P24">3</text:p>
          </table:table-cell>
        </table:table-row>
        <table:table-row table:style-name="Table1.1">
          <table:table-cell table:style-name="Table1.A2" office:value-type="string">
            <text:p text:style-name="P23">Create a 60-minute presentation about agile estimating and planning for your coworkers.</text:p>
          </table:table-cell>
          <table:table-cell table:style-name="Table1.B2" office:value-type="string">
            <text:p text:style-name="P24">2</text:p>
          </table:table-cell>
        </table:table-row>
        <table:table-row table:style-name="Table1.1">
          <table:table-cell table:style-name="Table1.A2" office:value-type="string">
            <text:p text:style-name="P23">Wash and wax your boss’ Porsche.</text:p>
          </table:table-cell>
          <table:table-cell table:style-name="Table1.B2" office:value-type="string">
            <text:p text:style-name="P24">1</text:p>
          </table:table-cell>
        </table:table-row>
        <table:table-row table:style-name="Table1.1">
          <table:table-cell table:style-name="Table1.A2" office:value-type="string">
            <text:p text:style-name="P23">Read a 150-page book on agile software development.</text:p>
          </table:table-cell>
          <table:table-cell table:style-name="Table1.B2" office:value-type="string">
            <text:p text:style-name="P24">2</text:p>
          </table:table-cell>
        </table:table-row>
        <table:table-row table:style-name="Table1.1">
          <table:table-cell table:style-name="Table1.A2" office:value-type="string">
            <text:p text:style-name="P23">Write an 8-page description of agile development for your boss</text:p>
          </table:table-cell>
          <table:table-cell table:style-name="Table1.B2" office:value-type="string">
            <text:p text:style-name="P24">2</text:p>
          </table:table-cell>
        </table:table-row>
      </table:table>
      <text:p text:style-name="P11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2:55:19.314588522</meta:creation-date>
    <dc:date>2016-08-20T17:25:04.005774112</dc:date>
    <meta:editing-duration>PT43M42S</meta:editing-duration>
    <meta:editing-cycles>8</meta:editing-cycles>
    <meta:generator>LibreOffice/5.1.4.2$Linux_X86_64 LibreOffice_project/10m0$Build-2</meta:generator>
    <meta:document-statistic meta:table-count="1" meta:image-count="0" meta:object-count="0" meta:page-count="4" meta:paragraph-count="74" meta:word-count="610" meta:character-count="3572" meta:non-whitespace-character-count="2985"/>
  </office:meta>
</office:document-meta>
</file>